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31000003163F3E7CDC.png" manifest:media-type="image/png"/>
  <manifest:file-entry manifest:full-path="Pictures/100000010000022100000315F1BE5F9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f27" officeooo:paragraph-rsid="001dbf27"/>
    </style:style>
    <style:style style:name="P2" style:family="paragraph" style:parent-style-name="Standard">
      <style:paragraph-properties fo:break-before="page"/>
      <style:text-properties officeooo:rsid="001dbf27" officeooo:paragraph-rsid="001dbf27"/>
    </style:style>
    <style:style style:name="P3" style:family="paragraph">
      <style:paragraph-properties fo:text-align="cente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width="9.857cm" svg:height="25.536cm" draw:z-index="3"><draw:image xlink:href="Pictures/1000000100000131000003163F3E7CDC.png" xlink:type="simple" xlink:show="embed" xlink:actuate="onLoad" draw:mime-type="image/png"/></draw:frame></text:p>
      <text:p text:style-name="P2"><draw:line text:anchor-type="paragraph" draw:z-index="1" draw:name="Line 1" draw:style-name="gr1" draw:text-style-name="P3" svg:x1="5.96cm" svg:y1="16.439cm" svg:x2="4.302cm" svg:y2="16.474cm"><text:p/></draw:line><draw:line text:anchor-type="paragraph" draw:z-index="2" draw:name="Line 2" draw:style-name="gr2" draw:text-style-name="P3" svg:x1="4.302cm" svg:y1="16.44cm" svg:x2="4.267cm" svg:y2="12.277cm"><text:p/></draw:line><draw:frame draw:style-name="fr2" draw:name="Image1" text:anchor-type="char" svg:width="14.422cm" svg:height="20.877cm" draw:z-index="0"><draw:image xlink:href="Pictures/100000010000022100000315F1BE5F9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5T11:46:11.417670800</meta:creation-date>
    <dc:date>2026-01-05T14:33:34.934998800</dc:date>
    <meta:editing-duration>PT21M1S</meta:editing-duration>
    <meta:editing-cycles>4</meta:editing-cycles>
    <meta:generator>LibreOffice/25.8.3.2$Windows_X86_64 LibreOffice_project/8ca8d55c161d602844f5428fa4b58097424e324e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